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40000019FE2B7AE3D50080291.png" manifest:media-type="image/png"/>
  <manifest:file-entry manifest:full-path="Pictures/100000010000039D000000B21D1DBFCA0E690B4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969" officeooo:paragraph-rsid="001499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Изображение1" text:anchor-type="char" svg:width="8.998cm" svg:height="10.98cm" draw:z-index="0"><draw:image xlink:href="Pictures/10000001000001540000019FE2B7AE3D50080291.png" xlink:type="simple" xlink:show="embed" xlink:actuate="onLoad" draw:mime-type="image/png"/></draw:frame>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2" text:anchor-type="char" svg:width="17cm" svg:height="3.27cm" draw:z-index="1"><draw:image xlink:href="Pictures/100000010000039D000000B21D1DBFCA0E690B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23:36:01.816000000</meta:creation-date>
    <dc:date>2025-05-01T23:36:58.138000000</dc:date>
    <meta:editing-duration>PT56S</meta:editing-duration>
    <meta:editing-cycles>1</meta:editing-cycles>
    <meta:document-statistic meta:table-count="0" meta:image-count="2" meta:object-count="0" meta:page-count="1" meta:paragraph-count="1" meta:word-count="1" meta:character-count="1" meta:non-whitespace-character-count="1"/>
    <meta:generator>LibreOffice/7.6.1.2$Windows_X86_64 LibreOffice_project/f5defcebd022c5bc36bbb79be232cb6926d8f674</meta:generator>
  </office:meta>
</office:document-meta>
</file>